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EXAMEN CORTO 1 (Real)</text:p>
          </table:table-cell>
          <table:table-cell office:value-type="string">
            <text:p>Examen:Examen Corto 2 (Real)</text:p>
          </table:table-cell>
          <table:table-cell office:value-type="string">
            <text:p>Examen:EXAME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RUTH ESTER</text:p>
          </table:table-cell>
          <table:table-cell office:value-type="string">
            <text:p>AGUIRRE FUNES</text:p>
          </table:table-cell>
          <table:table-cell office:value-type="string">
            <text:p>19918422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thaguirre.fun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ACKELINE JOHANNA</text:p>
          </table:table-cell>
          <table:table-cell office:value-type="string">
            <text:p>ALISTUN VICENTE</text:p>
          </table:table-cell>
          <table:table-cell office:value-type="string">
            <text:p>22254331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11864jackelinealistu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ANTHONY JOSÃ©</text:p>
          </table:table-cell>
          <table:table-cell office:value-type="string">
            <text:p>ALVARADO FIGUEROA</text:p>
          </table:table-cell>
          <table:table-cell office:value-type="string">
            <text:p>20068461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181anthonyalvarad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ELVIN NEFTALI</text:p>
          </table:table-cell>
          <table:table-cell office:value-type="string">
            <text:p>ANTONIO CHAVARRÃ­A</text:p>
          </table:table-cell>
          <table:table-cell office:value-type="string">
            <text:p>1640921371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712484selvinantonio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8.00">
            <text:p>28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KAREN RAQUEL</text:p>
          </table:table-cell>
          <table:table-cell office:value-type="string">
            <text:p>ARCHILA GARCIA</text:p>
          </table:table-cell>
          <table:table-cell office:value-type="string">
            <text:p>24510246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13454karenarchil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ARLA ISABEL</text:p>
          </table:table-cell>
          <table:table-cell office:value-type="string">
            <text:p>ARGUETA GONZÃ¡LEZ</text:p>
          </table:table-cell>
          <table:table-cell office:value-type="string">
            <text:p>29894864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2990carlaargueta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ERICK FRANCISCO</text:p>
          </table:table-cell>
          <table:table-cell office:value-type="string">
            <text:p>ARIAS</text:p>
          </table:table-cell>
          <table:table-cell office:value-type="string">
            <text:p>25157236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214525erickaria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ESTEFANIE MASSIEL</text:p>
          </table:table-cell>
          <table:table-cell office:value-type="string">
            <text:p>AVILA ARMAS</text:p>
          </table:table-cell>
          <table:table-cell office:value-type="string">
            <text:p>23943292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513268estefanieavila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RGARITA</text:p>
          </table:table-cell>
          <table:table-cell office:value-type="string">
            <text:p>BARRERA CARDONA</text:p>
          </table:table-cell>
          <table:table-cell office:value-type="string">
            <text:p>24453434922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9815993margaritabarrera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KARLA</text:p>
          </table:table-cell>
          <table:table-cell office:value-type="string">
            <text:p>BOCHO POP</text:p>
          </table:table-cell>
          <table:table-cell office:value-type="string">
            <text:p>303690976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256karlaboch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Llarys Krisley</text:p>
          </table:table-cell>
          <table:table-cell office:value-type="string">
            <text:p>Barrios Sical</text:p>
          </table:table-cell>
          <table:table-cell office:value-type="string">
            <text:p>29950116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384llarysbarrio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OSÃ© LUCIANO</text:p>
          </table:table-cell>
          <table:table-cell office:value-type="string">
            <text:p>CANEL SUBUYUJ</text:p>
          </table:table-cell>
          <table:table-cell office:value-type="string">
            <text:p>175424918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cianocanel91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ERGIO DAVID</text:p>
          </table:table-cell>
          <table:table-cell office:value-type="string">
            <text:p>CASTAÃ±ON ROJAS</text:p>
          </table:table-cell>
          <table:table-cell office:value-type="string">
            <text:p>30501589301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181sergiocastanon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HIRLEY ANDREA</text:p>
          </table:table-cell>
          <table:table-cell office:value-type="string">
            <text:p>CASTILLO LÃPEZ</text:p>
          </table:table-cell>
          <table:table-cell office:value-type="string">
            <text:p>21471622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5216shirleycastill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LUIS ALEJANDRO</text:p>
          </table:table-cell>
          <table:table-cell office:value-type="string">
            <text:p>CHAICOJ SUBULLUJ</text:p>
          </table:table-cell>
          <table:table-cell office:value-type="string">
            <text:p>303517727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815luischaicoj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WERNHER ALEXANDER</text:p>
          </table:table-cell>
          <table:table-cell office:value-type="string">
            <text:p>CHÃºC CÃºC</text:p>
          </table:table-cell>
          <table:table-cell office:value-type="string">
            <text:p>24263055307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ander.wernher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WILSON DAVID</text:p>
          </table:table-cell>
          <table:table-cell office:value-type="string">
            <text:p>CORADO RAMÃ­REZ</text:p>
          </table:table-cell>
          <table:table-cell office:value-type="string">
            <text:p>23456159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radowilson56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ZURY CAROLINA</text:p>
          </table:table-cell>
          <table:table-cell office:value-type="string">
            <text:p>CUQUE LÃ³PEZ</text:p>
          </table:table-cell>
          <table:table-cell office:value-type="string">
            <text:p>36790350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148zurycuque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INDY CAROLINA</text:p>
          </table:table-cell>
          <table:table-cell office:value-type="string">
            <text:p>DE JUAN CALDERÃN</text:p>
          </table:table-cell>
          <table:table-cell office:value-type="string">
            <text:p>1686509831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12860cindydejua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BRYAN JAIR</text:p>
          </table:table-cell>
          <table:table-cell office:value-type="string">
            <text:p>DE LEÃ³N PAZ</text:p>
          </table:table-cell>
          <table:table-cell office:value-type="string">
            <text:p>303281014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780bryandeleo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RISTIAN AROLDO</text:p>
          </table:table-cell>
          <table:table-cell office:value-type="string">
            <text:p>DE PAZ LÃ³PEZ</text:p>
          </table:table-cell>
          <table:table-cell office:value-type="string">
            <text:p>23328041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612900cristiandepaz@gmail.com</text:p>
          </table:table-cell>
          <table:table-cell office:value-type="float" office:value="7.14">
            <text:p>7.14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5.14">
            <text:p>15.14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KIMBERLY SOFÃ­A ALEJANDRA</text:p>
          </table:table-cell>
          <table:table-cell office:value-type="string">
            <text:p>DEL CID GUTIERREZ</text:p>
          </table:table-cell>
          <table:table-cell office:value-type="string">
            <text:p>21207681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isadelcidg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ANCELMA</text:p>
          </table:table-cell>
          <table:table-cell office:value-type="string">
            <text:p>DONADO QUIÃ±ONEZ</text:p>
          </table:table-cell>
          <table:table-cell office:value-type="string">
            <text:p>21698612518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142375ancelmadonado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26.00">
            <text:p>26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BRUNO DANOVA</text:p>
          </table:table-cell>
          <table:table-cell office:value-type="string">
            <text:p>DÃAZ LOZANO</text:p>
          </table:table-cell>
          <table:table-cell office:value-type="string">
            <text:p>18117083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715726brunodia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NELLY JULIETA</text:p>
          </table:table-cell>
          <table:table-cell office:value-type="string">
            <text:p>ESPITAL</text:p>
          </table:table-cell>
          <table:table-cell office:value-type="string">
            <text:p>16869108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llyjulieti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BENJAMÃ­N</text:p>
          </table:table-cell>
          <table:table-cell office:value-type="string">
            <text:p>ESTRADA CORTÃ©Z</text:p>
          </table:table-cell>
          <table:table-cell office:value-type="string">
            <text:p>23648669118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nesco2108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OSÃ© ALEJANDRO</text:p>
          </table:table-cell>
          <table:table-cell office:value-type="string">
            <text:p>FELIPE FERNÃ¡NDEZ</text:p>
          </table:table-cell>
          <table:table-cell office:value-type="string">
            <text:p>30018587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168josefelipe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LAUDIA MARÃ­A</text:p>
          </table:table-cell>
          <table:table-cell office:value-type="string">
            <text:p>FIGUEROA GONZÃ¡LEZ</text:p>
          </table:table-cell>
          <table:table-cell office:value-type="string">
            <text:p>1917411162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gueroa.claudia03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TEPHANI PAMELA</text:p>
          </table:table-cell>
          <table:table-cell office:value-type="string">
            <text:p>FLORES SOLIS</text:p>
          </table:table-cell>
          <table:table-cell office:value-type="string">
            <text:p>30048440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491stephaniflor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TEPHANY ALEJANDRA</text:p>
          </table:table-cell>
          <table:table-cell office:value-type="string">
            <text:p>FUENTES TUL</text:p>
          </table:table-cell>
          <table:table-cell office:value-type="string">
            <text:p>33044717312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3116alejandrafuent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28.00">
            <text:p>28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DELIA ISABEL</text:p>
          </table:table-cell>
          <table:table-cell office:value-type="string">
            <text:p>GARCIA SICAJÃ¡</text:p>
          </table:table-cell>
          <table:table-cell office:value-type="string">
            <text:p>19856251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abel.admon1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HEYLIN MARIBEL</text:p>
          </table:table-cell>
          <table:table-cell office:value-type="string">
            <text:p>GARCÃ­A GARCÃ­A</text:p>
          </table:table-cell>
          <table:table-cell office:value-type="string">
            <text:p>303304340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521heylingarci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HERBER RODOLFO</text:p>
          </table:table-cell>
          <table:table-cell office:value-type="string">
            <text:p>GARCÃ­A HERNÃ¡NDEZ</text:p>
          </table:table-cell>
          <table:table-cell office:value-type="string">
            <text:p>22796252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222641herbergarcia@gmail.com</text:p>
          </table:table-cell>
          <table:table-cell office:value-type="float" office:value="7.14">
            <text:p>7.14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7.14">
            <text:p>27.14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OHANA PAOLA</text:p>
          </table:table-cell>
          <table:table-cell office:value-type="string">
            <text:p>GARCÃ­A VICENTE</text:p>
          </table:table-cell>
          <table:table-cell office:value-type="string">
            <text:p>304807710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084johanagarcia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8.00">
            <text:p>28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URSULA MARGARITA</text:p>
          </table:table-cell>
          <table:table-cell office:value-type="string">
            <text:p>GONZÃ¡LEZ  AVILES</text:p>
          </table:table-cell>
          <table:table-cell office:value-type="string">
            <text:p>16828005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316557ursulagonzalez@gmail.com</text:p>
          </table:table-cell>
          <table:table-cell office:value-type="float" office:value="5.71">
            <text:p>5.71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3.71">
            <text:p>23.71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ARLOS MIGUEL</text:p>
          </table:table-cell>
          <table:table-cell office:value-type="string">
            <text:p>GONZÃ¡LEZ LÃ³PEZ</text:p>
          </table:table-cell>
          <table:table-cell office:value-type="string">
            <text:p>30098672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488carlosgonzal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ANDRA MARIAELENA</text:p>
          </table:table-cell>
          <table:table-cell office:value-type="string">
            <text:p>GRAMAJO CASTILLO</text:p>
          </table:table-cell>
          <table:table-cell office:value-type="string">
            <text:p>25724386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ys.gramajoc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BRISEIDA MAGDALENA</text:p>
          </table:table-cell>
          <table:table-cell office:value-type="string">
            <text:p>GÃ³MEZ PÃ©REZ</text:p>
          </table:table-cell>
          <table:table-cell office:value-type="string">
            <text:p>25091460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isygomez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RIA FERNANDA</text:p>
          </table:table-cell>
          <table:table-cell office:value-type="string">
            <text:p>LOCON MORALES</text:p>
          </table:table-cell>
          <table:table-cell office:value-type="string">
            <text:p>30031298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734marialoco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RÃ­A ESTEFANY</text:p>
          </table:table-cell>
          <table:table-cell office:value-type="string">
            <text:p>LÃ³PEZ GÃ³MEZ</text:p>
          </table:table-cell>
          <table:table-cell office:value-type="string">
            <text:p>21293468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yestefany25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ELIA BELLANETTS</text:p>
          </table:table-cell>
          <table:table-cell office:value-type="string">
            <text:p>LÃ³PEZ MÃ©NDEZ</text:p>
          </table:table-cell>
          <table:table-cell office:value-type="string">
            <text:p>21466195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120702celialop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ROSA ELENA</text:p>
          </table:table-cell>
          <table:table-cell office:value-type="string">
            <text:p>LÃ³PEZ RODAS</text:p>
          </table:table-cell>
          <table:table-cell office:value-type="string">
            <text:p>21237979806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14160rosalop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ELVYN IVAN</text:p>
          </table:table-cell>
          <table:table-cell office:value-type="string">
            <text:p>MARROQUIN CALI</text:p>
          </table:table-cell>
          <table:table-cell office:value-type="string">
            <text:p>16385326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lvyn.marroqui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Ã©SSICA NATALY</text:p>
          </table:table-cell>
          <table:table-cell office:value-type="string">
            <text:p>MARROQUIN SEQUEN</text:p>
          </table:table-cell>
          <table:table-cell office:value-type="string">
            <text:p>31248976504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875jessicamarroqui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VILMA  ROXANA</text:p>
          </table:table-cell>
          <table:table-cell office:value-type="string">
            <text:p>MEJÃ­A LORENZO</text:p>
          </table:table-cell>
          <table:table-cell office:value-type="string">
            <text:p>2429697121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lmamejia2205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8.57">
            <text:p>28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OSÃ© ALFREDO</text:p>
          </table:table-cell>
          <table:table-cell office:value-type="string">
            <text:p>MORATAYA MARTÃ­NEZ</text:p>
          </table:table-cell>
          <table:table-cell office:value-type="string">
            <text:p>29963739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808josemoratay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HERLYN LUCÃ­A</text:p>
          </table:table-cell>
          <table:table-cell office:value-type="string">
            <text:p>NAVAS COPIN</text:p>
          </table:table-cell>
          <table:table-cell office:value-type="string">
            <text:p>22541095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erlyn.navas27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IGUEL ANTONIO</text:p>
          </table:table-cell>
          <table:table-cell office:value-type="string">
            <text:p>NOJ VELASQUEZ</text:p>
          </table:table-cell>
          <table:table-cell office:value-type="string">
            <text:p>21917529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guelnoj1785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DIEGO PABLO</text:p>
          </table:table-cell>
          <table:table-cell office:value-type="string">
            <text:p>NOWELL LÃ³PEZ</text:p>
          </table:table-cell>
          <table:table-cell office:value-type="string">
            <text:p>28158474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568diegonowell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BRANDELY ISELA</text:p>
          </table:table-cell>
          <table:table-cell office:value-type="string">
            <text:p>PAZ ALVAREZ</text:p>
          </table:table-cell>
          <table:table-cell office:value-type="string">
            <text:p>31093618712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2554brandelypa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RONY ALEXANDER</text:p>
          </table:table-cell>
          <table:table-cell office:value-type="string">
            <text:p>PAZ GARCIA</text:p>
          </table:table-cell>
          <table:table-cell office:value-type="string">
            <text:p>20769343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ny.paz91@gmail.com</text:p>
          </table:table-cell>
          <table:table-cell office:value-type="float" office:value="4.29">
            <text:p>4.29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4.29">
            <text:p>24.29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ANA CRISTINA</text:p>
          </table:table-cell>
          <table:table-cell office:value-type="string">
            <text:p>PEREZ OROZCO</text:p>
          </table:table-cell>
          <table:table-cell office:value-type="string">
            <text:p>33228971012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553anape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20.00">
            <text:p>2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ENNIFER MARISOL</text:p>
          </table:table-cell>
          <table:table-cell office:value-type="string">
            <text:p>PEÃ±A PEÃ±ATE</text:p>
          </table:table-cell>
          <table:table-cell office:value-type="string">
            <text:p>30057931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060jenniferpen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RÃ­A ESTHER</text:p>
          </table:table-cell>
          <table:table-cell office:value-type="string">
            <text:p>PINTO CABRERA</text:p>
          </table:table-cell>
          <table:table-cell office:value-type="string">
            <text:p>34554211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559mariapinto@gmail.com</text:p>
          </table:table-cell>
          <table:table-cell office:value-type="float" office:value="7.14">
            <text:p>7.14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23.14">
            <text:p>23.14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VERÃ³NICA JOHANA</text:p>
          </table:table-cell>
          <table:table-cell office:value-type="string">
            <text:p>PIRIR TACATIC</text:p>
          </table:table-cell>
          <table:table-cell office:value-type="string">
            <text:p>194063755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johana18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DIANA ARCELY</text:p>
          </table:table-cell>
          <table:table-cell office:value-type="string">
            <text:p>PUAC CHAMALÃ©</text:p>
          </table:table-cell>
          <table:table-cell office:value-type="string">
            <text:p>18119315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713264dianapuac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OSCAR ESTUARDO</text:p>
          </table:table-cell>
          <table:table-cell office:value-type="string">
            <text:p>PÃ©REZ ATZ</text:p>
          </table:table-cell>
          <table:table-cell office:value-type="string">
            <text:p>30104873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454oscarpe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EVELYN VERÃ³NICA</text:p>
          </table:table-cell>
          <table:table-cell office:value-type="string">
            <text:p>PÃ©REZ JUÃ¡REZ</text:p>
          </table:table-cell>
          <table:table-cell office:value-type="string">
            <text:p>23333441605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216238evelynpe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28.00">
            <text:p>28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BLANCA IZABEL</text:p>
          </table:table-cell>
          <table:table-cell office:value-type="string">
            <text:p>PÃ©REZ MÃ©NDEZ</text:p>
          </table:table-cell>
          <table:table-cell office:value-type="string">
            <text:p>16696328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266blancape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RÃ­A JOSÃ©</text:p>
          </table:table-cell>
          <table:table-cell office:value-type="string">
            <text:p>QUEZADA ARAMBULA</text:p>
          </table:table-cell>
          <table:table-cell office:value-type="string">
            <text:p>323698468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894mariaquezad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NUEL DE JESÃºS</text:p>
          </table:table-cell>
          <table:table-cell office:value-type="string">
            <text:p>QUIÃ±Ã³NEZ SILVESTRE</text:p>
          </table:table-cell>
          <table:table-cell office:value-type="string">
            <text:p>22446270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qsilvestre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KATHERINE JAYLINE</text:p>
          </table:table-cell>
          <table:table-cell office:value-type="string">
            <text:p>RAMIREZ SERRANO</text:p>
          </table:table-cell>
          <table:table-cell office:value-type="string">
            <text:p>30190895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255katherineramir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HRISTOPHER MANUEL</text:p>
          </table:table-cell>
          <table:table-cell office:value-type="string">
            <text:p>RECINOS MEJIA</text:p>
          </table:table-cell>
          <table:table-cell office:value-type="string">
            <text:p>28191541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ri.recino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ASTRID JEANETTE</text:p>
          </table:table-cell>
          <table:table-cell office:value-type="string">
            <text:p>REMIRES TRUJILLO</text:p>
          </table:table-cell>
          <table:table-cell office:value-type="string">
            <text:p>25459637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314627astridramirez0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ESSICA ISABEL</text:p>
          </table:table-cell>
          <table:table-cell office:value-type="string">
            <text:p>REQUENA MEJÃ­A</text:p>
          </table:table-cell>
          <table:table-cell office:value-type="string">
            <text:p>30023752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ssicarequena57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24.57">
            <text:p>24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ROXANA GABRIELA</text:p>
          </table:table-cell>
          <table:table-cell office:value-type="string">
            <text:p>SALAS OROZCO</text:p>
          </table:table-cell>
          <table:table-cell office:value-type="string">
            <text:p>35394296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169roxanasala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ANY LOVELY</text:p>
          </table:table-cell>
          <table:table-cell office:value-type="string">
            <text:p>SALAZAR DONIS</text:p>
          </table:table-cell>
          <table:table-cell office:value-type="string">
            <text:p>24023161906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270anysalazar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LIBNI LUCERO</text:p>
          </table:table-cell>
          <table:table-cell office:value-type="string">
            <text:p>SAPALÃº GARCÃ­A</text:p>
          </table:table-cell>
          <table:table-cell office:value-type="string">
            <text:p>20089520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368libnisapalu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8.00">
            <text:p>28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RUBEN ALFONSO</text:p>
          </table:table-cell>
          <table:table-cell office:value-type="string">
            <text:p>SAZO GARCÃ­A</text:p>
          </table:table-cell>
          <table:table-cell office:value-type="string">
            <text:p>34308899122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bensazo8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ANDRA ELIZABETH</text:p>
          </table:table-cell>
          <table:table-cell office:value-type="string">
            <text:p>SICAL SALGUERO</text:p>
          </table:table-cell>
          <table:table-cell office:value-type="string">
            <text:p>23354731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ndrasical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RÃ­A DE LOS ANGELES</text:p>
          </table:table-cell>
          <table:table-cell office:value-type="string">
            <text:p>SINCAL MAXÃ­A</text:p>
          </table:table-cell>
          <table:table-cell office:value-type="string">
            <text:p>31101360004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3085mariasincal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KARENN JOHANNA</text:p>
          </table:table-cell>
          <table:table-cell office:value-type="string">
            <text:p>SITAVÃ­ CHEX</text:p>
          </table:table-cell>
          <table:table-cell office:value-type="string">
            <text:p>30018986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509karennsitavi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28.00">
            <text:p>28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LESLY ROCÃ­O</text:p>
          </table:table-cell>
          <table:table-cell office:value-type="string">
            <text:p>SOLÃ­S SOTO</text:p>
          </table:table-cell>
          <table:table-cell office:value-type="string">
            <text:p>23343763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slyso_033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RÃ­A ELÃ­SA</text:p>
          </table:table-cell>
          <table:table-cell office:value-type="string">
            <text:p>SUBUYUJ CHET</text:p>
          </table:table-cell>
          <table:table-cell office:value-type="string">
            <text:p>241632943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4533mariasubuyuj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CARLOS DILSEL</text:p>
          </table:table-cell>
          <table:table-cell office:value-type="string">
            <text:p>SÃ¡NCHEZ ALMENGOR</text:p>
          </table:table-cell>
          <table:table-cell office:value-type="string">
            <text:p>24602395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dilsel2013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OSE</text:p>
          </table:table-cell>
          <table:table-cell office:value-type="string">
            <text:p>TECUN</text:p>
          </table:table-cell>
          <table:table-cell office:value-type="string">
            <text:p>233141049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6847josetecu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KAREN JOMMARY</text:p>
          </table:table-cell>
          <table:table-cell office:value-type="string">
            <text:p>TECÃºN BETANCOURTH</text:p>
          </table:table-cell>
          <table:table-cell office:value-type="string">
            <text:p>30029930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252karentecu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YESENIA</text:p>
          </table:table-cell>
          <table:table-cell office:value-type="string">
            <text:p>TORRES</text:p>
          </table:table-cell>
          <table:table-cell office:value-type="string">
            <text:p>27798036408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rresyessi12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KAREN ROXANNA</text:p>
          </table:table-cell>
          <table:table-cell office:value-type="string">
            <text:p>TRINIDAD RIVAS</text:p>
          </table:table-cell>
          <table:table-cell office:value-type="string">
            <text:p>25091718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xanna.194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ANGÃ©LICA MARISOL</text:p>
          </table:table-cell>
          <table:table-cell office:value-type="string">
            <text:p>TUCH CARDONA</text:p>
          </table:table-cell>
          <table:table-cell office:value-type="string">
            <text:p>29903927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gelicamt.cardon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LUIS ALFREDO</text:p>
          </table:table-cell>
          <table:table-cell office:value-type="string">
            <text:p>VELÃ¡SQUEZ DÃ­AZ</text:p>
          </table:table-cell>
          <table:table-cell office:value-type="string">
            <text:p>31280100912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529luisvelasqu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MAURICIO ESTUARDO</text:p>
          </table:table-cell>
          <table:table-cell office:value-type="string">
            <text:p>VILLAGRÃ¡N REYNOSO</text:p>
          </table:table-cell>
          <table:table-cell office:value-type="string">
            <text:p>26288432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uricioevillagranr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SINDI MARLENY</text:p>
          </table:table-cell>
          <table:table-cell office:value-type="string">
            <text:p>ZAPÃ³N CHAVEZ</text:p>
          </table:table-cell>
          <table:table-cell office:value-type="string">
            <text:p>303288531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402sindizapo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0.00">
            <text:p>30.00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NIMSI SKANDIA</text:p>
          </table:table-cell>
          <table:table-cell office:value-type="string">
            <text:p>ZEA BARRERA</text:p>
          </table:table-cell>
          <table:table-cell office:value-type="string">
            <text:p>17756347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nzar18@gmail.com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26.57">
            <text:p>26.57</text:p>
          </table:table-cell>
          <table:table-cell office:value-type="string">
            <text:p>1716660487</text:p>
          </table:table-cell>
        </table:table-row>
        <table:table-row>
          <table:table-cell office:value-type="string">
            <text:p>JESUS MIGUEL</text:p>
          </table:table-cell>
          <table:table-cell office:value-type="string">
            <text:p>ZURDO XAJAP</text:p>
          </table:table-cell>
          <table:table-cell office:value-type="string">
            <text:p>21694471601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044jesuszurdo@gmail.com</text:p>
          </table:table-cell>
          <table:table-cell office:value-type="float" office:value="7.14">
            <text:p>7.14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7.14">
            <text:p>27.14</text:p>
          </table:table-cell>
          <table:table-cell office:value-type="string">
            <text:p>17166604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José Daniel Velásquez Orozco</meta:initial-creator>
    <meta:creation-date>2024-05-25T12:08:07</meta:creation-date>
    <meta:document-statistic meta:table-count="1" meta:cell-count="0" meta:object-count="0"/>
  </office:meta>
</office:document-meta>
</file>